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33" style:family="table-column">
      <style:table-column-properties fo:break-before="auto" style:column-width="1.6811in"/>
    </style:style>
    <style:style style:name="co34" style:family="table-column">
      <style:table-column-properties fo:break-before="auto" style:column-width="1.5256in"/>
    </style:style>
    <style:style style:name="co35" style:family="table-column">
      <style:table-column-properties fo:break-before="auto" style:column-width="0.6717in"/>
    </style:style>
    <style:style style:name="co36" style:family="table-column">
      <style:table-column-properties fo:break-before="auto" style:column-width="0.7134in"/>
    </style:style>
    <style:style style:name="co3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9425in"/>
    </style:style>
    <style:style style:name="co37" style:family="table-column">
      <style:table-column-properties fo:break-before="auto" style:column-width="0.5984in"/>
    </style:style>
    <style:style style:name="co38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1.0673in"/>
    </style:style>
    <style:style style:name="co39" style:family="table-column">
      <style:table-column-properties fo:break-before="auto" style:column-width="0.7965in"/>
    </style:style>
    <style:style style:name="co40" style:family="table-column">
      <style:table-column-properties fo:break-before="auto" style:column-width="1.3382in"/>
    </style:style>
    <style:style style:name="co12" style:family="table-column">
      <style:table-column-properties fo:break-before="auto" style:column-width="1.4425in"/>
    </style:style>
    <style:style style:name="co4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5in"/>
    </style:style>
    <style:style style:name="co15" style:family="table-column">
      <style:table-column-properties fo:break-before="auto" style:column-width="1.5571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0.3953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3016in"/>
    </style:style>
    <style:style style:name="co20" style:family="table-column">
      <style:table-column-properties fo:break-before="auto" style:column-width="0.7909in"/>
    </style:style>
    <style:style style:name="co21" style:family="table-column">
      <style:table-column-properties fo:break-before="auto" style:column-width="1.2445in"/>
    </style:style>
    <style:style style:name="co22" style:family="table-column">
      <style:table-column-properties fo:break-before="auto" style:column-width="1.4008in"/>
    </style:style>
    <style:style style:name="co23" style:family="table-column">
      <style:table-column-properties fo:break-before="auto" style:column-width="1.3535in"/>
    </style:style>
    <style:style style:name="co24" style:family="table-column">
      <style:table-column-properties fo:break-before="auto" style:column-width="1.1972in"/>
    </style:style>
    <style:style style:name="co25" style:family="table-column">
      <style:table-column-properties fo:break-before="auto" style:column-width="1.0201in"/>
    </style:style>
    <style:style style:name="co26" style:family="table-column">
      <style:table-column-properties fo:break-before="auto" style:column-width="0.9992in"/>
    </style:style>
    <style:style style:name="co27" style:family="table-column">
      <style:table-column-properties fo:break-before="auto" style:column-width="1.1453in"/>
    </style:style>
    <style:style style:name="co28" style:family="table-column">
      <style:table-column-properties fo:break-before="auto" style:column-width="1.1035in"/>
    </style:style>
    <style:style style:name="co29" style:family="table-column">
      <style:table-column-properties fo:break-before="auto" style:column-width="1.5465in"/>
    </style:style>
    <style:style style:name="co30" style:family="table-column">
      <style:table-column-properties fo:break-before="auto" style:column-width="1.2547in"/>
    </style:style>
    <style:style style:name="co42" style:family="table-column">
      <style:table-column-properties fo:break-before="auto" style:column-width="2.7484in"/>
    </style:style>
    <style:style style:name="co43" style:family="table-column">
      <style:table-column-properties fo:break-before="auto" style:column-width="1.7752in"/>
    </style:style>
    <style:style style:name="co44" style:family="table-column">
      <style:table-column-properties fo:break-before="auto" style:column-width="2.1445in"/>
    </style:style>
    <style:style style:name="co45" style:family="table-column">
      <style:table-column-properties fo:break-before="auto" style:column-width="3.3472in"/>
    </style:style>
    <style:style style:name="co46" style:family="table-column">
      <style:table-column-properties fo:break-before="auto" style:column-width="3.4516in"/>
    </style:style>
    <style:style style:name="ro1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08in solid #000000" fo:border-left="0.0008in solid #000000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costs" table:style-name="ta1">
        <office:forms form:automatic-focus="false" form:apply-design-mode="false"/>
        <table:table-column table:style-name="co1" table:default-cell-style-name="ce2"/>
        <table:table-column table:style-name="co33" table:default-cell-style-name="ce7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" table:default-cell-style-name="ce2"/>
        <table:table-column table:style-name="co10" table:default-cell-style-name="ce2"/>
        <table:table-column table:style-name="co37" table:default-cell-style-name="ce2"/>
        <table:table-column table:style-name="co38" table:default-cell-style-name="ce2"/>
        <table:table-column table:style-name="co7" table:default-cell-style-name="ce2"/>
        <table:table-column table:style-name="co39" table:default-cell-style-name="ce2"/>
        <table:table-column table:style-name="co40" table:default-cell-style-name="ce2"/>
        <table:table-column table:style-name="co12" table:default-cell-style-name="ce2"/>
        <table:table-column table:style-name="co4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Default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office:value-type="string">
            <text:p>pc_habitat</text:p>
          </table:table-cell>
          <table:table-cell table:style-name="ce1" office:value-type="string">
            <text:p>pc_toxic_habitable</text:p>
          </table:table-cell>
          <table:table-cell table:style-name="ce1" office:value-type="string">
            <text:p>pc_frozen_habitable</text:p>
          </table:table-cell>
          <table:table-cell table:style-name="ce1" table:number-columns-repeated="1011"/>
        </table:table-row>
        <table:table-row table:style-name="ro3">
          <table:table-cell office:value-type="string">
            <text:p>pc_ari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pc_deser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pc_savannah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pc_sandse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pc_mes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pc_oasi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pc_marginal_dry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pc_geocrystallin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continental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ocean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mangrove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hajungle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tropical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desertislands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retinal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lush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marginal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greenhouse_hot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frozen_desert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steppe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hadesert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antarctic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tundra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alpine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greenhouse_cold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pc_swamp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cascadian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eotherm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laci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ub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rginal_cold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nuked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chine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barre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barren_cold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toxic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froz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molt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hothouse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metallic</text:p>
          </table:table-cell>
          <table:table-cell office:value-type="float" office:value="3">
            <text:p>3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plastic</text:p>
          </table:table-cell>
          <table:table-cell office:value-type="float" office:value="3">
            <text:p>3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morteus</text:p>
          </table:table-cell>
          <table:table-cell office:value-type="float" office:value="3">
            <text:p>3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table:number-columns-repeated="2"/>
          <table:table-cell table:number-columns-repeated="2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pc_asteroid_habitable</text:p>
          </table:table-cell>
          <table:table-cell table:style-name="ce2"/>
          <table:table-cell table:number-columns-repeated="8"/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pc_barren_habitable</text:p>
          </table:table-cell>
          <table:table-cell table:style-name="ce2"/>
          <table:table-cell table:number-columns-repeated="9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c_toxic_habitable</text:p>
          </table:table-cell>
          <table:table-cell table:style-name="ce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pc_molten_habitable</text:p>
          </table:table-cell>
          <table:table-cell table:style-name="ce2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pc_frozen_habitable</text:p>
          </table:table-cell>
          <table:table-cell table:style-name="ce2"/>
          <table:table-cell table:number-columns-repeated="2"/>
          <table:table-cell office:value-type="float" office:value="4">
            <text:p>4</text:p>
          </table:table-cell>
          <table:table-cell table:number-columns-repeated="1019"/>
        </table:table-row>
        <table:table-row table:style-name="ro3" table:number-rows-repeated="3">
          <table:table-cell/>
          <table:table-cell table:style-name="ce2"/>
          <table:table-cell table:number-columns-repeated="1022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hs" table:style-name="ta1">
        <office:forms form:automatic-focus="false" form:apply-design-mode="false"/>
        <table:table-column table:style-name="co42" table:default-cell-style-name="ce6"/>
        <table:table-column table:style-name="co43" table:number-columns-repeated="4" table:default-cell-style-name="ce2"/>
        <table:table-column table:style-name="co3" table:default-cell-style-name="ce2"/>
        <table:table-column table:style-name="co10" table:default-cell-style-name="ce2"/>
        <table:table-column table:style-name="co43" table:default-cell-style-name="ce2"/>
        <table:table-column table:style-name="co44" table:default-cell-style-name="ce2"/>
        <table:table-column table:style-name="co7" table:default-cell-style-name="ce2"/>
        <table:table-column table:style-name="co12" table:default-cell-style-name="ce2"/>
        <table:table-column table:style-name="co45" table:default-cell-style-name="ce2"/>
        <table:table-column table:style-name="co46" table:default-cell-style-name="ce2"/>
        <table:table-column table:style-name="co2" table:number-columns-repeated="1011" table:default-cell-style-name="ce2"/>
        <table:table-row table:style-name="ro2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Default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office:value-type="string">
            <text:p>pc_habitat</text:p>
          </table:table-cell>
          <table:table-cell table:style-name="ce1" office:value-type="string">
            <text:p>pc_toxic_habitable</text:p>
          </table:table-cell>
          <table:table-cell table:style-name="ce1" office:value-type="string">
            <text:p>pc_frozen_habitable</text:p>
          </table:table-cell>
          <table:table-cell table:style-name="ce1" table:number-columns-repeated="1011"/>
        </table:table-row>
        <table:table-row table:style-name="ro2">
          <table:table-cell table:style-name="ce2" office:value-type="string">
            <text:p>pc_arid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c_deser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c_savannah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c_sandsea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c_mesa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c_oasis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c_marginal_dry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c_geocrystallin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continent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ocean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mangrov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hajungl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tropic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desertislands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retin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lush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margin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greenhouse_ho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frozen_deser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stepp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hadeser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antarctic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tundra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alpin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greenhouse_cold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arctic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swamp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cascadian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geotherm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glaci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subarctic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marginal_cold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pc_methane</text:p>
          </table:table-cell>
          <table:table-cell table:number-columns-repeated="4" table:style-name="Default" office:value-type="string">
            <text:p>tech_climate_restoration</text:p>
          </table:table-cell>
          <table:table-cell table:style-name="Default" office:value-type="string">
            <text:p>tech_terrestrial_sculpting</text:p>
          </table:table-cell>
          <table:table-cell table:style-name="Default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pc_ammonia</text:p>
          </table:table-cell>
          <table:table-cell table:number-columns-repeated="5" table:style-name="Default" office:value-type="string">
            <text:p>tech_climate_restoration</text:p>
          </table:table-cell>
          <table:table-cell table:style-name="Default" office:value-type="string">
            <text:p>tech_terrestrial_sculpting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pc_nuked</text:p>
          </table:table-cell>
          <table:table-cell table:number-columns-repeated="6" table:style-name="Default" office:value-type="string">
            <text:p>tech_climate_restoration</text:p>
          </table:table-cell>
          <table:table-cell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pc_gaia</text:p>
          </table:table-cell>
          <table:table-cell table:number-columns-repeated="6"/>
          <table:table-cell table:style-name="Default" office:value-type="string">
            <text:p>tech_terrestrial_sculpting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machine</text:p>
          </table:table-cell>
          <table:table-cell table:number-columns-repeated="6" table:style-name="Default" office:value-type="string">
            <text:p>tech_climate_restoration</text:p>
          </table:table-cell>
          <table:table-cell office:value-type="string">
            <text:p>ap_world_shaper</text:p>
          </table:table-cell>
          <table:table-cell table:style-name="Default" office:value-type="string">
            <text:p>tech_terrestrial_sculpting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barren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barren_cold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toxic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frozen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molten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hothouse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geometallic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geoplastic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geomorteus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office:value-type="string">
            <text:p>pc_asteroid_habitable</text:p>
          </table:table-cell>
          <table:table-cell table:number-columns-repeated="9"/>
          <table:table-cell office:value-type="string">
            <text:p>tech_alpha_exo_ops</text:p>
          </table:table-cell>
          <table:table-cell table:number-columns-repeated="1013"/>
        </table:table-row>
        <table:table-row table:style-name="ro2">
          <table:table-cell office:value-type="string">
            <text:p>pc_barren_habitable</text:p>
          </table:table-cell>
          <table:table-cell table:number-columns-repeated="10"/>
          <table:table-cell office:value-type="string">
            <text:p>tech_terrestrial_sculpting </text:p>
          </table:table-cell>
          <table:table-cell office:value-type="string">
            <text:p>tech_terrestrial_sculpting</text:p>
          </table:table-cell>
          <table:table-cell table:number-columns-repeated="1011"/>
        </table:table-row>
        <table:table-row table:style-name="ro2">
          <table:table-cell office:value-type="string">
            <text:p>pc_toxic_habitable</text:p>
          </table:table-cell>
          <table:table-cell/>
          <table:table-cell office:value-type="string">
            <text:p>tech_toxic_habitation</text:p>
          </table:table-cell>
          <table:table-cell/>
          <table:table-cell office:value-type="string">
            <text:p>tech_toxic_habitation</text:p>
          </table:table-cell>
          <table:table-cell table:number-columns-repeated="1019"/>
        </table:table-row>
        <table:table-row table:style-name="ro2">
          <table:table-cell office:value-type="string">
            <text:p>pc_molten_habitable</text:p>
          </table:table-cell>
          <table:table-cell office:value-type="string">
            <text:p>tech_molten_habitation</text:p>
          </table:table-cell>
          <table:table-cell table:number-columns-repeated="1022"/>
        </table:table-row>
        <table:table-row table:style-name="ro2">
          <table:table-cell office:value-type="string">
            <text:p>pc_frozen_habitable</text:p>
          </table:table-cell>
          <table:table-cell table:number-columns-repeated="3"/>
          <table:table-cell office:value-type="string">
            <text:p>tech_frozen_habitation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erties" table:style-name="ta1">
        <table:table-column table:style-name="co15" table:default-cell-style-name="ce6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7" table:default-cell-style-name="ce2"/>
        <table:table-column table:style-name="co19" table:default-cell-style-name="ce2"/>
        <table:table-column table:style-name="co20" table:default-cell-style-name="ce2"/>
        <table:table-column table:style-name="co2" table:number-columns-repeated="1016" table:default-cell-style-name="ce2"/>
        <table:table-row table:style-name="ro1">
          <table:table-cell table:style-name="ce5"/>
          <table:table-cell table:style-name="ce1" office:value-type="string">
            <text:p>habitable</text:p>
          </table:table-cell>
          <table:table-cell table:style-name="ce1" office:value-type="string">
            <text:p>cybertronic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new_worlds_enabled</text:p>
          </table:table-cell>
          <table:table-cell table:style-name="ce1" office:value-type="string">
            <text:p>guillis_planet_modifiers_enabled</text:p>
          </table:table-cell>
          <table:table-cell table:style-name="ce1" office:value-type="string">
            <text:p>exo_terraforming_overhaul_enabled</text:p>
          </table:table-cell>
          <table:table-cell table:style-name="ce1" office:value-type="string">
            <text:p>alphamod_enabl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>
            <text:p>pc_ari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desert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savannah</text:p>
          </table:table-cell>
          <table:table-cell office:value-type="string">
            <text:p>y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pc_sandse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es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oasi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arginal_dry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eocrystalli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continent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ocean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mangrov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hajungl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tropic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desertisland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ret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lush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marg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greenhouse_ho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frozen_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stepp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ha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ant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tundr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alp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greenhouse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arctic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swamp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cascadi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geotherm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glaci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sub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marginal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methan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ammoni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nuke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gai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mach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cybertronic</text:p>
          </table:table-cell>
          <table:table-cell table:number-columns-repeated="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pc_barren</text:p>
          </table:table-cell>
          <table:table-cell table:number-columns-repeated="4"/>
          <table:table-cell table:number-columns-repeated="3"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pc_barren_cold</text:p>
          </table:table-cell>
          <table:table-cell table:number-columns-repeated="4"/>
          <table:table-cell table:number-columns-repeated="3"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pc_toxic</text:p>
          </table:table-cell>
          <table:table-cell table:number-columns-repeated="4"/>
          <table:table-cell table:number-columns-repeated="3"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pc_frozen</text:p>
          </table:table-cell>
          <table:table-cell table:number-columns-repeated="4"/>
          <table:table-cell table:number-columns-repeated="3"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pc_molten</text:p>
          </table:table-cell>
          <table:table-cell table:number-columns-repeated="4"/>
          <table:table-cell table:number-columns-repeated="3"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pc_hothou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geometall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geoplast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geomorteu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barren_habitable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c_asteroid_habitable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c_habitat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c_asteroid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c_toxic_habitable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c_gas_giant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c_gas_giant_habitable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c_frozen_habitable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c_molten_habitable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1">
        <table:table-column table:style-name="co21" table:default-cell-style-name="ce2"/>
        <table:table-column table:style-name="co22" table:default-cell-style-name="ce2"/>
        <table:table-column table:style-name="co1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" table:default-cell-style-name="ce2"/>
        <table:table-column table:style-name="co2" table:number-columns-repeated="1012" table:default-cell-style-name="ce2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Default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office:value-type="string">
            <text:p>pc_habitat</text:p>
          </table:table-cell>
          <table:table-cell table:style-name="ce1" office:value-type="string">
            <text:p>pc_toxic_habitable</text:p>
          </table:table-cell>
          <table:table-cell table:style-name="ce1" office:value-type="string">
            <text:p>pc_frozen_habitable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pc_arid</text:p>
          </table:table-cell>
          <table:table-cell office:value-type="string">
            <text:p>pc_continental</text:p>
          </table:table-cell>
          <table:table-cell office:value-type="string">
            <text:p>pc_frozen_desert</text:p>
          </table:table-cell>
          <table:table-cell table:style-name="Default" office:value-type="string">
            <text:p>pc_arctic</text:p>
          </table:table-cell>
          <table:table-cell office:value-type="string">
            <text:p>pc_methane</text:p>
          </table:table-cell>
          <table:table-cell office:value-type="string">
            <text:p>pc_ammonia</text:p>
          </table:table-cell>
          <table:table-cell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ybertronic</text:p>
          </table:table-cell>
          <table:table-cell office:value-type="string">
            <text:p>pc_habitat</text:p>
          </table:table-cell>
          <table:table-cell office:value-type="string">
            <text:p>pc_toxic_habitable</text:p>
          </table:table-cell>
          <table:table-cell office:value-type="string">
            <text:p>pc_frozen_habitable</text:p>
          </table:table-cell>
          <table:table-cell table:number-columns-repeated="1012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pc_ocean</text:p>
          </table:table-cell>
          <table:table-cell office:value-type="string">
            <text:p>pc_steppe</text:p>
          </table:table-cell>
          <table:table-cell table:style-name="Default" office:value-type="string">
            <text:p>pc_swamp</text:p>
          </table:table-cell>
          <table:table-cell table:number-columns-repeated="1020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pc_mangrove</text:p>
          </table:table-cell>
          <table:table-cell office:value-type="string">
            <text:p>pc_hadesert</text:p>
          </table:table-cell>
          <table:table-cell table:style-name="Default" office:value-type="string">
            <text:p>pc_cascadian</text:p>
          </table:table-cell>
          <table:table-cell table:number-columns-repeated="1020"/>
        </table:table-row>
        <table:table-row table:style-name="ro1">
          <table:table-cell office:value-type="string">
            <text:p>pc_sandsea</text:p>
          </table:table-cell>
          <table:table-cell office:value-type="string">
            <text:p>pc_hajungle</text:p>
          </table:table-cell>
          <table:table-cell office:value-type="string">
            <text:p>pc_antarctic</text:p>
          </table:table-cell>
          <table:table-cell table:style-name="Default" office:value-type="string">
            <text:p>pc_geothermal</text:p>
          </table:table-cell>
          <table:table-cell table:number-columns-repeated="1020"/>
        </table:table-row>
        <table:table-row table:style-name="ro1">
          <table:table-cell office:value-type="string">
            <text:p>pc_mesa</text:p>
          </table:table-cell>
          <table:table-cell office:value-type="string">
            <text:p>pc_tropical</text:p>
          </table:table-cell>
          <table:table-cell office:value-type="string">
            <text:p>pc_tundra</text:p>
          </table:table-cell>
          <table:table-cell table:style-name="Default" office:value-type="string">
            <text:p>pc_glacial</text:p>
          </table:table-cell>
          <table:table-cell table:number-columns-repeated="1020"/>
        </table:table-row>
        <table:table-row table:style-name="ro1">
          <table:table-cell office:value-type="string">
            <text:p>pc_oasis</text:p>
          </table:table-cell>
          <table:table-cell office:value-type="string">
            <text:p>pc_desertislands</text:p>
          </table:table-cell>
          <table:table-cell office:value-type="string">
            <text:p>pc_alpine</text:p>
          </table:table-cell>
          <table:table-cell table:style-name="Default" office:value-type="string">
            <text:p>pc_subarctic</text:p>
          </table:table-cell>
          <table:table-cell table:number-columns-repeated="1020"/>
        </table:table-row>
        <table:table-row table:style-name="ro1">
          <table:table-cell office:value-type="string">
            <text:p>pc_marginal_dry</text:p>
          </table:table-cell>
          <table:table-cell office:value-type="string">
            <text:p>pc_retinal</text:p>
          </table:table-cell>
          <table:table-cell office:value-type="string">
            <text:p>pc_greenhouse_cold</text:p>
          </table:table-cell>
          <table:table-cell table:style-name="Default" office:value-type="string">
            <text:p>pc_marginal_cold</text:p>
          </table:table-cell>
          <table:table-cell table:number-columns-repeated="1020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pc_lu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margi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greenhouse_hot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3/19/2018</text:date>, <text:time>23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Terraforming_20_Links" style:display-name="PageStyle_Terraforming Lin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1" style:display-name="PageStyle_Terraforming Link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2" style:display-name="PageStyle_Terraforming Link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3" style:display-name="PageStyle_Terraforming Link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4" style:display-name="PageStyle_Terraforming Link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5" style:display-name="PageStyle_Terraforming Links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" style:display-name="PageStyle_Prerequisites and Potenti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_20_1" style:display-name="PageStyle_Prerequisites and Potenti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_20_2" style:display-name="PageStyle_Prerequisites and Potenti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_20_3" style:display-name="PageStyle_Prerequisites and Potenti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6" style:display-name="PageStyle_Terraforming Links 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Windows User</meta:initial-creator>
    <meta:creation-date>2018-03-15T16:47:01Z</meta:creation-date>
    <dc:date>2018-03-19T23:05:21.41</dc:date>
    <meta:editing-duration>PT1H37M16S</meta:editing-duration>
    <meta:editing-cycles>12</meta:editing-cycles>
    <meta:document-statistic meta:table-count="4" meta:cell-count="906" meta:object-count="0"/>
  </office:meta>
</office:document-meta>
</file>